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i>M</mi>
                <mrow>
                  <mi>T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row>
                              <mfrac>
                                <mn>2</mn>
                                <mrow>
                                  <mrow>
                                    <mi>R</mi>
                                    <mo stretchy="false">⋅</mo>
                                    <mi>cos</mi>
                                  </mrow>
                                  <mrow>
                                    <mo stretchy="false">(</mo>
                                    <mrow>
                                      <mo stretchy="false">α</mo>
                                    </mrow>
                                    <mo stretchy="false">)</mo>
                                  </mrow>
                                </mrow>
                              </mfrac>
                            </mrow>
                          </mrow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sub>
                <mi>M</mi>
                <mrow>
                  <mi>S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row>
                              <mfrac>
                                <mrow>
                                  <mrow>
                                    <mn>2</mn>
                                    <mo stretchy="false">⋅</mo>
                                    <mrow>
                                      <mi>cos</mi>
                                      <mrow>
                                        <mo stretchy="false">(</mo>
                                        <mrow>
                                          <mo stretchy="false">α</mo>
                                        </mrow>
                                        <mo stretchy="false">)</mo>
                                      </mrow>
                                    </mrow>
                                  </mrow>
                                </mrow>
                                <mi>R</mi>
                              </mfrac>
                            </mrow>
                          </mrow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M_{T} =
	left [ 
		matrix{1 # 0 ## -{2 over {R cdot cos(%ialpha)}}  # 1} 
	right ]  

newline
newline

M_{S} =
	left [ 
		matrix{1 # 0 ## -{{2 cdot {cos(%ialpha)}} over R }  # 1} 
	right ]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4.0.1.2$Windows_x86 LibreOffice_project/84102822e3d61eb989ddd325abf1ac077904985</meta:generator>
  </office:meta>
</office:document-meta>
</file>